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2mm" fo:margin-left="0mm" fo:margin-right="0.07mm" table:align="margins"/>
    </style:style>
    <style:style style:name="Table1.A" style:family="table-column">
      <style:table-column-properties style:column-width="44.94mm" style:rel-column-width="17334*"/>
    </style:style>
    <style:style style:name="Table1.B" style:family="table-column">
      <style:table-column-properties style:column-width="24.99mm" style:rel-column-width="9640*"/>
    </style:style>
    <style:style style:name="Table1.F" style:family="table-column">
      <style:table-column-properties style:column-width="24.99mm" style:rel-column-width="9641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Table_20_Heading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Heading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4pt" fo:language="en" fo:country="US" officeooo:paragraph-rsid="0017ee9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ize="14pt" fo:language="en" fo:country="US" fo:font-weight="bold" officeooo:paragraph-rsid="0017ee9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11" style:family="paragraph" style:parent-style-name="Text_20_body">
      <style:text-properties officeooo:rsid="0017c172" officeooo:paragraph-rsid="0017c172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4pt" fo:language="en" fo:country="US" officeooo:paragraph-rsid="0020f54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14pt" fo:language="en" fo:country="US" fo:font-weight="bold" officeooo:paragraph-rsid="0020f549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4pt" fo:language="en" fo:country="US" officeooo:rsid="000e7ba0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officeooo:rsid="001a39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ged Balance for <text:placeholder text:placeholder-type="text">&lt;type&gt;</text:placeholder></text:h>
      <text:p text:style-name="P11">Date: <text:span text:style-name="T1"><text:placeholder text:placeholder-type="text">&lt;format_date(date, user.language)&gt;</text:placeholder>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str(term0)&gt;</text:placeholder> <text:placeholder text:placeholder-type="text">&lt;unit&gt;</text:placeholder></text:p>
            </table:table-cell>
            <table:table-cell table:style-name="Table1.A1" office:value-type="string">
              <text:p text:style-name="P5"><text:placeholder text:placeholder-type="text">&lt;str(term1)&gt;</text:placeholder> <text:placeholder text:placeholder-type="text">&lt;unit&gt;</text:placeholder></text:p>
            </table:table-cell>
            <table:table-cell table:style-name="Table1.A1" office:value-type="string">
              <text:p text:style-name="P5"><text:placeholder text:placeholder-type="text">&lt;str(term2)&gt;</text:placeholder> <text:placeholder text:placeholder-type="text">&lt;unit&gt;</text:placeholder></text:p>
            </table:table-cell>
            <table:table-cell table:style-name="Table1.A1" office:value-type="string">
              <text:p text:style-name="P5"><text:placeholder text:placeholder-type="text">&lt;str(term3)&gt;</text:placeholder><text:span text:style-name="T2">+</text:span> <text:placeholder text:placeholder-type="text">&lt;unit&gt;</text:placeholder></text:p>
            </table:table-cell>
            <table:table-cell table:style-name="Table1.F1" office:value-type="string">
              <text:p text:style-name="P6">Balance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7"><text:placeholder text:placeholder-type="text">&lt;for each="record in records"&gt;</text:placeholder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7"><text:placeholder text:placeholder-type="text">&lt;record.party.rec_name&gt;</text:placeholder></text:p>
          </table:table-cell>
          <table:table-cell table:style-name="Table1.B3" office:value-type="string">
            <text:p text:style-name="P8"><text:placeholder text:placeholder-type="text">&lt;format_currency(record.term0, user.language, currency=company.currency)or ''&gt;</text:placeholder></text:p>
          </table:table-cell>
          <table:table-cell table:style-name="Table1.C3" office:value-type="string">
            <text:p text:style-name="P8"><text:placeholder text:placeholder-type="text">&lt;format_currency(record.term1, user.language, currency=company.currency) or ''&gt;</text:placeholder></text:p>
          </table:table-cell>
          <table:table-cell table:style-name="Table1.D3" office:value-type="string">
            <text:p text:style-name="P13"><text:placeholder text:placeholder-type="text">&lt;format_currency(record.term2, user.language, currency=company.currency) or ''&gt;</text:placeholder></text:p>
          </table:table-cell>
          <table:table-cell table:style-name="Table1.E3" office:value-type="string">
            <text:p text:style-name="P13"><text:placeholder text:placeholder-type="text">&lt;format_currency(record.term3, user.language, currency=company.currency) or ''&gt;</text:placeholder></text:p>
          </table:table-cell>
          <table:table-cell table:style-name="Table1.F3" office:value-type="string">
            <text:p text:style-name="P13"><text:placeholder text:placeholder-type="text">&lt;format_currency(record.balance, user.language, currency=company.currency) or ''&gt;</text:placeholder></text:p>
          </table:table-cell>
        </table:table-row>
        <table:table-row table:style-name="Table1.2">
          <table:table-cell table:style-name="Table1.A4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le1.F4" office:value-type="string">
            <text:p text:style-name="P7"/>
          </table:table-cell>
        </table:table-row>
        <table:table-row table:style-name="Table1.5">
          <table:table-cell table:style-name="Table1.A5" office:value-type="string">
            <text:p text:style-name="P4">Total</text:p>
          </table:table-cell>
          <table:table-cell table:style-name="Table1.A5" office:value-type="string">
            <text:p text:style-name="P9"><text:placeholder text:placeholder-type="text">&lt;format_currency(sum(records, 'term0'), user.language, currency=company.currency)&gt;</text:placeholder></text:p>
          </table:table-cell>
          <table:table-cell table:style-name="Table1.A5" office:value-type="string">
            <text:p text:style-name="P14"><text:placeholder text:placeholder-type="text">&lt;format_currency(sum(records, 'term1'), user.language, currency=company.currency)&gt;</text:placeholder></text:p>
          </table:table-cell>
          <table:table-cell table:style-name="Table1.A5" office:value-type="string">
            <text:p text:style-name="P14"><text:placeholder text:placeholder-type="text">&lt;format_currency(sum(records, 'term2'), user.language, currency=company.currency)&gt;</text:placeholder></text:p>
          </table:table-cell>
          <table:table-cell table:style-name="Table1.A5" office:value-type="string">
            <text:p text:style-name="P14"><text:placeholder text:placeholder-type="text">&lt;format_currency(sum(records, 'term3'), user.language, currency=company.currency)&gt;</text:placeholder></text:p>
          </table:table-cell>
          <table:table-cell table:style-name="Table1.F5" office:value-type="string">
            <text:p text:style-name="P14"><text:placeholder text:placeholder-type="text">&lt;format_currency(sum(records, 'balance'), user.language, currency=company.currency)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Aged Balance for <text:placeholder text:placeholder-type="text">&lt;type&gt;</text:placeholder></text:p>
            </table:table-cell>
            <table:table-cell table:style-name="Table3.A1" office:value-type="string">
      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1" meta:paragraph-count="27" meta:word-count="86" meta:character-count="1242" meta:non-whitespace-character-count="1183"/>
    <meta:user-defined meta:name="Info 1"/>
    <meta:user-defined meta:name="Info 2"/>
    <meta:user-defined meta:name="Info 3"/>
    <meta:user-defined meta:name="Info 4"/>
  </office:meta>
</office:document-meta>
</file>